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StarSymbol2" svg:font-family="StarSymbol" style:font-adornments="Normal" style:font-pitch="variable" style:font-charset="x-symbol"/>
    <style:font-face style:name="Albany" svg:font-family="Albany"/>
    <style:font-face style:name="sans-serif" svg:font-family="sans-serif"/>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office:font-face-decls>
  <office:automatic-styles>
    <style:style style:name="P1" style:family="paragraph" style:parent-style-name="Frame_20_contents">
      <style:text-properties fo:color="#999999" style:font-name="StarSymbol1" style:font-name-asian="StarSymbol1" style:font-name-complex="StarSymbol1"/>
    </style:style>
    <style:style style:name="P2" style:family="paragraph" style:parent-style-name="Header_20_right">
      <style:text-properties officeooo:rsid="00094181" officeooo:paragraph-rsid="00094181"/>
    </style:style>
    <style:style style:name="P3" style:family="paragraph" style:parent-style-name="Standard">
      <style:paragraph-properties fo:text-align="justify" style:justify-single-word="false">
        <style:tab-stops>
          <style:tab-stop style:position="6.4583in"/>
        </style:tab-stops>
      </style:paragraph-properties>
      <style:text-properties officeooo:paragraph-rsid="002ece9e"/>
    </style:style>
    <style:style style:name="P4" style:family="paragraph" style:parent-style-name="Standard">
      <style:text-properties fo:font-size="11pt" officeooo:paragraph-rsid="0012ed04" style:font-size-asian="11pt" style:font-size-complex="11pt"/>
    </style:style>
    <style:style style:name="P5" style:family="paragraph" style:parent-style-name="Standard">
      <style:paragraph-properties fo:text-align="justify" style:justify-single-word="false"/>
      <style:text-properties fo:font-size="12pt" fo:language="en" fo:country="US" officeooo:rsid="001f845b" officeooo:paragraph-rsid="002ece9e" style:font-size-asian="12pt" style:font-size-complex="12pt"/>
    </style:style>
    <style:style style:name="P6" style:family="paragraph" style:parent-style-name="Standard">
      <style:paragraph-properties fo:text-align="justify" style:justify-single-word="false">
        <style:tab-stops>
          <style:tab-stop style:position="6.4583in"/>
        </style:tab-stops>
      </style:paragraph-properties>
      <style:text-properties fo:font-size="12pt" fo:language="en" fo:country="US" officeooo:rsid="00171e7a" officeooo:paragraph-rsid="002ece9e"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27d93e" officeooo:paragraph-rsid="002ece9e" style:font-size-asian="12pt" style:font-size-complex="12pt"/>
    </style:style>
    <style:style style:name="P8" style:family="paragraph" style:parent-style-name="Standard">
      <style:paragraph-properties fo:text-align="justify" style:justify-single-word="false"/>
      <style:text-properties fo:font-size="12pt" fo:language="en" fo:country="US" officeooo:rsid="0027d93e" officeooo:paragraph-rsid="00301a4f" style:font-size-asian="12pt" style:font-size-complex="12pt"/>
    </style:style>
    <style:style style:name="P9" style:family="paragraph" style:parent-style-name="Standard">
      <style:paragraph-properties fo:text-align="justify" style:justify-single-word="false">
        <style:tab-stops>
          <style:tab-stop style:position="6.4583in"/>
        </style:tab-stops>
      </style:paragraph-properties>
      <style:text-properties fo:font-size="12pt" officeooo:paragraph-rsid="00333565" style:font-size-asian="12pt" style:font-size-complex="12pt"/>
    </style:style>
    <style:style style:name="P10" style:family="paragraph" style:parent-style-name="Standard">
      <style:paragraph-properties fo:text-align="justify" style:justify-single-word="false">
        <style:tab-stops>
          <style:tab-stop style:position="6.4583in"/>
        </style:tab-stops>
      </style:paragraph-properties>
      <style:text-properties fo:font-size="12pt" officeooo:paragraph-rsid="002ece9e" style:font-size-asian="12pt" style:font-size-complex="12pt"/>
    </style:style>
    <style:style style:name="P11" style:family="paragraph" style:parent-style-name="Standard">
      <style:paragraph-properties fo:text-align="justify" style:justify-single-word="false" fo:break-before="auto" fo:break-after="auto"/>
      <style:text-properties fo:font-size="12pt" fo:language="en" fo:country="US" officeooo:rsid="001f845b" officeooo:paragraph-rsid="002ece9e" style:font-size-asian="12pt" style:font-size-complex="12pt"/>
    </style:style>
    <style:style style:name="P12" style:family="paragraph" style:parent-style-name="Header">
      <style:text-properties fo:font-size="11pt" fo:font-weight="normal" style:font-size-asian="11pt" style:font-weight-asian="normal" style:font-size-complex="11pt" style:font-weight-complex="normal"/>
    </style:style>
    <style:style style:name="P13" style:family="paragraph" style:parent-style-name="Header_20_right">
      <style:text-properties fo:font-size="11pt" fo:font-weight="normal" style:font-size-asian="11pt" style:font-weight-asian="normal" style:font-size-complex="11pt" style:font-weight-complex="normal"/>
    </style:style>
    <style:style style:name="P14" style:family="paragraph" style:parent-style-name="Header_20_right">
      <style:text-properties fo:font-size="11pt" officeooo:paragraph-rsid="00094181" style:font-size-asian="11pt" style:font-size-complex="11pt"/>
    </style:style>
    <style:style style:name="P15" style:family="paragraph" style:parent-style-name="Subject" style:master-page-name="First_20_Page">
      <style:paragraph-properties fo:text-align="start" style:justify-single-word="false" style:page-number="auto"/>
      <style:text-properties fo:font-size="12pt" officeooo:paragraph-rsid="00333565" style:font-size-asian="12pt" style:font-size-complex="12pt"/>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StarSymbol2" fo:font-style="normal" style:font-style-asian="normal" style:font-style-complex="normal"/>
    </style:style>
    <style:style style:name="T3" style:family="text">
      <style:text-properties fo:language="fr" fo:country="FR" officeooo:rsid="0007dcb1"/>
    </style:style>
    <style:style style:name="T4" style:family="text">
      <style:text-properties fo:language="fr" fo:country="FR" style:text-underline-style="none"/>
    </style:style>
    <style:style style:name="T5" style:family="text">
      <style:text-properties fo:language="fr" fo:country="FR" style:text-underline-style="none" officeooo:rsid="0007dcb1"/>
    </style:style>
    <style:style style:name="T6" style:family="text">
      <style:text-properties fo:language="fr" fo:country="FR" style:text-underline-style="none" fo:font-weight="bold" officeooo:rsid="00333565" style:font-weight-asian="bold" style:font-weight-complex="bold"/>
    </style:style>
    <style:style style:name="T7" style:family="text">
      <style:text-properties fo:language="fr" fo:country="FR" style:text-underline-style="none" fo:font-weight="bold" officeooo:rsid="00333565" style:font-size-asian="11pt" style:font-weight-asian="bold" style:font-size-complex="11pt" style:font-weight-complex="bold"/>
    </style:style>
    <style:style style:name="T8" style:family="text">
      <style:text-properties fo:language="fr" fo:country="FR" style:text-underline-style="none" officeooo:rsid="002ece9e"/>
    </style:style>
    <style:style style:name="T9" style:family="text">
      <style:text-properties fo:language="fr" fo:country="FR" style:text-underline-style="none" officeooo:rsid="00301a4f"/>
    </style:style>
    <style:style style:name="T10" style:family="text">
      <style:text-properties fo:language="fr" fo:country="FR" style:text-underline-style="none" style:font-size-asian="11pt" style:font-size-complex="11pt"/>
    </style:style>
    <style:style style:name="T11" style:family="text">
      <style:text-properties fo:language="fr" fo:country="FR" style:text-underline-style="none" officeooo:rsid="0007dcb1" style:font-size-asian="11pt" style:font-size-complex="11pt"/>
    </style:style>
    <style:style style:name="T12" style:family="text">
      <style:text-properties fo:language="fr" fo:country="FR" style:text-underline-style="none" officeooo:rsid="00301a4f" style:font-size-asian="11pt" style:font-size-complex="11pt"/>
    </style:style>
    <style:style style:name="T13" style:family="text">
      <style:text-properties fo:language="fr" fo:country="FR" style:text-underline-style="none" officeooo:rsid="002ece9e" style:font-size-asian="11pt" style:font-size-complex="11pt"/>
    </style:style>
    <style:style style:name="T14" style:family="text">
      <style:text-properties fo:language="fr" fo:country="FR" style:text-underline-style="none" fo:font-weight="normal" officeooo:rsid="00333565" style:font-weight-asian="normal" style:font-weight-complex="normal"/>
    </style:style>
    <style:style style:name="T15" style:family="text">
      <style:text-properties fo:language="fr" fo:country="FR" officeooo:rsid="002ece9e"/>
    </style:style>
    <style:style style:name="T16" style:family="text">
      <style:text-properties officeooo:rsid="00094181"/>
    </style:style>
    <style:style style:name="T17" style:family="text">
      <style:text-properties fo:font-size="11pt" fo:language="en" fo:country="US" officeooo:rsid="00171e7a" style:font-size-asian="11pt" style:font-size-complex="11pt"/>
    </style:style>
    <style:style style:name="T18" style:family="text">
      <style:text-properties fo:font-size="11pt" fo:language="en" fo:country="US" officeooo:rsid="001c6050" style:font-size-asian="11pt" style:font-size-complex="11pt"/>
    </style:style>
    <style:style style:name="T19" style:family="text">
      <style:text-properties fo:font-size="11pt" fo:language="en" fo:country="US" officeooo:rsid="0000e0fe" style:font-size-asian="11pt" style:font-size-complex="11pt"/>
    </style:style>
    <style:style style:name="T20" style:family="text">
      <style:text-properties fo:font-size="11pt" fo:language="en" fo:country="US" fo:font-weight="normal" officeooo:rsid="00171e7a" style:font-size-asian="11pt" style:font-weight-asian="normal" style:font-size-complex="11pt" style:font-weight-complex="normal"/>
    </style:style>
    <style:style style:name="T21" style:family="text">
      <style:text-properties fo:font-size="11pt" fo:language="en" fo:country="US" fo:font-style="normal" officeooo:rsid="001c6050" style:font-size-asian="11pt" style:font-style-asian="normal" style:font-size-complex="11pt" style:font-style-complex="normal"/>
    </style:style>
    <style:style style:name="T22" style:family="text">
      <style:text-properties fo:font-size="11pt" fo:language="en" fo:country="US" fo:font-style="normal" officeooo:rsid="00171e7a" style:font-size-asian="11pt" style:font-style-asian="normal" style:font-size-complex="11pt" style:font-style-complex="normal"/>
    </style:style>
    <style:style style:name="T23" style:family="text">
      <style:text-properties fo:font-size="11pt" fo:language="en" fo:country="US" fo:font-style="italic" officeooo:rsid="00171e7a" style:font-size-asian="11pt" style:font-style-asian="italic" style:font-size-complex="11pt" style:font-style-complex="italic"/>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style="normal" officeooo:rsid="001c6050" style:font-style-asian="normal" style:font-style-complex="normal"/>
    </style:style>
    <style:style style:name="T26" style:family="text">
      <style:text-properties fo:font-style="normal" officeooo:rsid="00338461" style:font-style-asian="normal" style:font-style-complex="normal"/>
    </style:style>
    <style:style style:name="T27" style:family="text">
      <style:text-properties fo:font-style="normal" officeooo:rsid="0033cfa4" style:font-style-asian="normal" style:font-style-complex="normal"/>
    </style:style>
    <style:style style:name="T28" style:family="text">
      <style:text-properties fo:font-style="normal" officeooo:rsid="00341c12"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officeooo:rsid="001c6050" style:font-style-asian="italic" style:font-style-complex="italic"/>
    </style:style>
    <style:style style:name="T31" style:family="text">
      <style:text-properties fo:font-style="italic" officeooo:rsid="00338461" style:font-style-asian="italic" style:font-style-complex="italic"/>
    </style:style>
    <style:style style:name="T32" style:family="text">
      <style:text-properties officeooo:rsid="0017fd3f"/>
    </style:style>
    <style:style style:name="T33" style:family="text">
      <style:text-properties officeooo:rsid="0000e0fe"/>
    </style:style>
    <style:style style:name="T34" style:family="text">
      <style:text-properties fo:language="en" fo:country="US" officeooo:rsid="00171e7a"/>
    </style:style>
    <style:style style:name="T35" style:family="text">
      <style:text-properties fo:language="en" fo:country="US" officeooo:rsid="0018c042"/>
    </style:style>
    <style:style style:name="T36" style:family="text">
      <style:text-properties fo:language="en" fo:country="US" fo:font-style="italic" officeooo:rsid="00171e7a" style:font-style-asian="italic" style:font-style-complex="italic"/>
    </style:style>
    <style:style style:name="T37" style:family="text">
      <style:text-properties fo:language="en" fo:country="US" fo:font-style="italic" officeooo:rsid="0018c042" style:font-style-asian="italic" style:font-style-complex="italic"/>
    </style:style>
    <style:style style:name="T38" style:family="text">
      <style:text-properties fo:language="en" fo:country="US" fo:font-style="normal" officeooo:rsid="00198b40" style:font-style-asian="normal" style:font-style-complex="normal"/>
    </style:style>
    <style:style style:name="T39" style:family="text">
      <style:text-properties fo:language="en" fo:country="US" fo:font-style="normal" officeooo:rsid="001c6050" style:font-style-asian="normal" style:font-style-complex="normal"/>
    </style:style>
    <style:style style:name="T40" style:family="text">
      <style:text-properties fo:language="en" fo:country="US" fo:font-style="normal" officeooo:rsid="00171e7a" style:font-style-asian="normal" style:font-style-complex="normal"/>
    </style:style>
    <style:style style:name="T41" style:family="text">
      <style:text-properties fo:language="en" fo:country="US" officeooo:rsid="00198b40"/>
    </style:style>
    <style:style style:name="T42" style:family="text">
      <style:text-properties fo:language="en" fo:country="US" officeooo:rsid="001887cb"/>
    </style:style>
    <style:style style:name="T43" style:family="text">
      <style:text-properties fo:language="en" fo:country="US" officeooo:rsid="0017e929"/>
    </style:style>
    <style:style style:name="T44" style:family="text">
      <style:text-properties fo:language="en" fo:country="US" officeooo:rsid="00333565"/>
    </style:style>
    <style:style style:name="T45" style:family="text">
      <style:text-properties fo:language="en" fo:country="US" fo:font-weight="normal" officeooo:rsid="00171e7a" style:font-weight-asian="normal" style:font-weight-complex="normal"/>
    </style:style>
    <style:style style:name="T46" style:family="text">
      <style:text-properties fo:language="en" fo:country="US" officeooo:rsid="001c6050"/>
    </style:style>
    <style:style style:name="T47" style:family="text">
      <style:text-properties fo:language="en" fo:country="US" officeooo:rsid="0000e0fe"/>
    </style:style>
    <style:style style:name="T48" style:family="text">
      <style:text-properties fo:font-weight="normal" style:font-weight-asian="normal" style:font-weight-complex="normal"/>
    </style:style>
    <style:style style:name="T49" style:family="text">
      <style:text-properties officeooo:rsid="001c2081"/>
    </style:style>
    <style:style style:name="T50" style:family="text">
      <style:text-properties officeooo:rsid="001c6050"/>
    </style:style>
    <style:style style:name="T51" style:family="text">
      <style:text-properties officeooo:rsid="001dd8e0"/>
    </style:style>
    <style:style style:name="T52" style:family="text">
      <style:text-properties officeooo:rsid="001f5136"/>
    </style:style>
    <style:style style:name="T53" style:family="text">
      <style:text-properties officeooo:rsid="003c5122"/>
    </style:style>
    <style:style style:name="T54" style:family="text">
      <style:text-properties officeooo:rsid="0031b87e"/>
    </style:style>
    <style:style style:name="T55" style:family="text">
      <style:text-properties officeooo:rsid="00338461"/>
    </style:style>
    <style:style style:name="T56" style:family="text">
      <style:text-properties fo:font-size="12pt" fo:language="en" fo:country="US" officeooo:rsid="00171e7a" style:font-size-asian="12pt" style:font-size-complex="12pt"/>
    </style:style>
    <style:style style:name="T57" style:family="text">
      <style:text-properties fo:font-size="12pt" fo:language="en" fo:country="US" officeooo:rsid="001c6050" style:font-size-asian="12pt" style:font-size-complex="12pt"/>
    </style:style>
    <style:style style:name="T58" style:family="text">
      <style:text-properties fo:font-size="12pt" fo:language="en" fo:country="US" officeooo:rsid="0000e0fe" style:font-size-asian="12pt" style:font-size-complex="12pt"/>
    </style:style>
    <style:style style:name="T59" style:family="text">
      <style:text-properties fo:font-size="12pt" fo:language="en" fo:country="US" fo:font-weight="normal" officeooo:rsid="00171e7a" style:font-size-asian="12pt" style:font-weight-asian="normal" style:font-size-complex="12pt" style:font-weight-complex="normal"/>
    </style:style>
    <style:style style:name="T60" style:family="text">
      <style:text-properties fo:font-size="12pt" fo:language="en" fo:country="US" fo:font-style="normal" officeooo:rsid="001c6050" style:font-size-asian="12pt" style:font-style-asian="normal" style:font-size-complex="12pt" style:font-style-complex="normal"/>
    </style:style>
    <style:style style:name="T61" style:family="text">
      <style:text-properties fo:font-size="12pt" fo:language="en" fo:country="US" fo:font-style="normal" officeooo:rsid="00171e7a" style:font-size-asian="12pt" style:font-style-asian="normal" style:font-size-complex="12pt" style:font-style-complex="normal"/>
    </style:style>
    <style:style style:name="T62" style:family="text">
      <style:text-properties fo:font-size="12pt" fo:language="en" fo:country="US" fo:font-style="italic" officeooo:rsid="00171e7a" style:font-size-asian="12pt" style:font-style-asian="italic" style:font-size-complex="12pt" style:font-style-complex="italic"/>
    </style:style>
    <style:style style:name="T63"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Salutation"/>
        <text:user-field-decl office:value-type="string" office:string-value="" text:name="Greeting"/>
        <text:user-field-decl office:value-type="string" office:string-value="Clément Dell'Aiera" text:name="Company"/>
        <text:user-field-decl office:value-type="string" office:string-value="Department of Mathematics, University of Hawaii at Manoa" text:name="Street"/>
        <text:user-field-decl office:value-type="string" office:string-value="Honolulu" text:name="City"/>
        <text:user-field-decl office:value-type="string" office:string-value="96822" text:name="PostCode"/>
        <text:user-field-decl office:value-type="string" office:string-value="HI" text:name="State"/>
      </text:user-field-decls>
      <draw:frame draw:style-name="fr1" draw:name="Receiver Address" text:anchor-type="page" text:anchor-page-number="1" svg:x="4.8319in" svg:y="0.6693in" svg:width="2.9307in" draw:z-index="0">
        <draw:text-box fo:min-height="0.989in">
          <text:p text:style-name="P4"><text:span text:style-name="T15">to</text:span><text:span text:style-name="T3"> : </text:span><text:span text:style-name="T15">Search Committe</text:span></text:p>
        </draw:text-box>
      </draw:frame>
      <draw:frame draw:style-name="fr1" draw:name="Sender Address" text:anchor-type="page" text:anchor-page-number="1" svg:x="0.798in" svg:y="0.6929in" svg:width="2.4945in" draw:z-index="1">
        <draw:text-box fo:min-height="1.2516in">
          <text:section text:style-name="Sect1" text:name="Sender Address">
            <text:p text:style-name="P12"><text:user-field-get text:name="Company">Clément Dell'Aiera</text:user-field-get></text:p>
            <text:p text:style-name="P13"><text:user-field-get text:name="Street">Department of Mathematics, University of Hawaii at Manoa</text:user-field-get>, <text:user-field-get text:name="City">Honolulu</text:user-field-get>, <text:user-field-get text:name="State">HI</text:user-field-get><text:s/><text:user-field-get text:name="PostCode">96822</text:user-field-get></text:p>
            <text:p text:style-name="P14"><text:span text:style-name="T2">☎</text:span> <text:span text:style-name="T16">+18086709702 </text:span><text:s text:c="2"/></text:p>
          </text:section>
          <text:p text:style-name="P2">dellaiera.clement@gmail.co<text:span text:style-name="T54">m</text:span></text:p>
        </draw:text-box>
      </draw:frame>
      <draw:frame draw:style-name="fr2" draw:name="Bend Marks" text:anchor-type="page" text:anchor-page-number="1" svg:x="0.2626in" svg:y="3.2618in" svg:width="0.4366in" draw:z-index="2">
        <draw:text-box fo:min-height="5.7882in">
          <text:section text:style-name="Sect1" text:name="Bend Marks">
            <text:p text:style-name="P1"/>
            <text:p text:style-name="P1"/>
            <text:p text:style-name="P1"/>
            <text:p text:style-name="P1"/>
            <text:p text:style-name="P1"/>
            <text:p text:style-name="P1"/>
            <text:p text:style-name="P1"/>
            <text:p text:style-name="P1"/>
            <text:p text:style-name="P1">—</text:p>
            <text:p text:style-name="P1"/>
            <text:p text:style-name="P1"/>
            <text:p text:style-name="P1"/>
            <text:p text:style-name="P1"/>
            <text:p text:style-name="P1"/>
            <text:p text:style-name="P1"/>
            <text:p text:style-name="P1"/>
            <text:p text:style-name="P1"/>
          </text:section>
          <text:p text:style-name="P1"/>
        </draw:text-box>
      </draw:frame>
      <text:section text:style-name="Sect1" text:name="Subject Line">
        <text:p text:style-name="P15"><text:span text:style-name="T5">Obj</text:span><text:span text:style-name="T4">e</text:span><text:span text:style-name="T9">c</text:span><text:span text:style-name="T4">t</text:span><text:span text:style-name="T8">ive</text:span><text:span text:style-name="T4">: </text:span><text:span text:style-name="T6">Application for Titchmarsh Research Fellowship, vacancy reference 143481</text:span></text:p>
      </text:section>
      <text:p text:style-name="P11"><text:span text:style-name="T32">Dear Members of the Search Committee</text:span>, </text:p>
      <text:p text:style-name="P5"/>
      <text:p text:style-name="P9"><text:span text:style-name="T34">I wish to apply for </text:span><text:span text:style-name="T44">the </text:span><text:span text:style-name="T14">Titchmarsh Research Fellowship at the University of Oxford</text:span><text:span text:style-name="T34">. Currently, I am a </text:span><text:span text:style-name="T42">Temporary </text:span><text:span text:style-name="T34">Assistant Professor (non-tenure track) at the University of Hawai'i at Manoa (USA) under the </text:span><text:span text:style-name="T43">supervision</text:span><text:span text:style-name="T34"> of Rufus Willett. He </text:span><text:span text:style-name="T43">recruited</text:span><text:span text:style-name="T34"> me after I completed a PhD thesis under the supervision of Hervé Oyono-Oyono, and </text:span><text:span text:style-name="T43">co-direction</text:span><text:span text:style-name="T34"> of Andrzej Zuk.</text:span></text:p>
      <text:p text:style-name="P6"/>
      <text:p text:style-name="P10"><text:span text:style-name="T34">My primary research would best be described as the intersection of functional analysis, top</text:span><text:span text:style-name="T35">o</text:span><text:span text:style-name="T34">logical dynamics and metric geometry (or </text:span><text:span text:style-name="T36">Coarse Geometry</text:span><text:span text:style-name="T34">). In a broad sense, I would say that most of my work consists in building interesting Banach algebra</text:span><text:span text:style-name="T35">s</text:span><text:span text:style-name="T34"> out of data that comes from dynamical systems or metric spaces. The rest of my time is devoted to use these algebras to tackle problems in algebraic topology (mainly the Novikov conjecture or the Bau</text:span><text:span text:style-name="T35">m</text:span><text:span text:style-name="T34">-Connes conjecture). What is understood under the vague term </text:span><text:span text:style-name="T36">interesting </text:span><text:span text:style-name="T34">is: exotic, with “unusual properties”, such as </text:span><text:span text:style-name="T36">non nuclear</text:span><text:span text:style-name="T37">ity </text:span><text:span text:style-name="T38">or</text:span><text:span text:style-name="T36"> non exact</text:span><text:span text:style-name="T37">ness</text:span><text:span text:style-name="T35"> of </text:span><text:span text:style-name="T34">C*-algebras (a particular kind of Banach algebras). And a precise way to link these algebras to algebraic topology is to study their K-theory (a homology theory). For instance, out of a nice proper metric space, say a Riemannian manifold, one can build a C*-algebra called the </text:span><text:span text:style-name="T36">Roe algebra</text:span><text:span text:style-name="T34">. It turns out that its K-theory is the natural receptacle for index of elliptic operator on the manifold, a fact of primary importance in the setting of index theorems </text:span><text:span text:style-name="T48">à</text:span><text:span text:style-name="T41"> la Atiyah-Singer</text:span><text:span text:style-name="T34">.</text:span></text:p>
      <text:p text:style-name="P6"/>
      <text:p text:style-name="P6"><text:span text:style-name="T55">The group </text:span><text:span text:style-name="T31">Functional Analysis </text:span><text:span text:style-name="T27">is the closest to my work</text:span><text:span text:style-name="T26">. Stuart White, who visited our department this Fall, would be a natural person to work with. The applications of some of my results in </text:span><text:span text:style-name="T31">Coarse Geometry </text:span><text:span text:style-name="T26">may interest some researchers in the </text:span><text:span text:style-name="T31">Algebra</text:span><text:span text:style-name="T26"> group as well, Cornelia Drutu for instance. </text:span><text:span text:style-name="T28">I believe that I would be a good addition to your team: I am a very proactive and curious person. I think these two years as a postdoctoral researcher have helped me mature in my research. </text:span>Here is a summary of my previous work. </text:p>
      <text:p text:style-name="P6"/>
      <text:p text:style-name="P6">My PhD thesis developed an extension of quantitative K-theory to the setting of <text:span text:style-name="T29">topological groupoids</text:span>. These are versatile tools that can be used to encode dynamical systems, metric spaces, locally compact groups, locally compact spaces, etc. The reason one should try to encode one's object of interest into a groupoid is that they are the perfect place to perform convolution, hence to build operator algebras. Quantitative K-theory is a refined version of K-theory, more computable than its parent. My main contribution was to introduce general filtrations on C*-algebras with respect to <text:span text:style-name="T29">coarse structures</text:span> (in a sense I defined). Coarse structures already existed in the metric setting. This generalization, while inten<text:span text:style-name="T49">d</text:span>ed for topological groupoids, nevertheless allowed to define coarse structure on <text:soft-page-break/>algebraic objects such as discrete quantum groups. This was followed by a definition of the controlled K-theory groups of a filtered C*-algebra. The second part of the work was a careful study showing that controlled K-theory actually was a generalization of quantitative K-theory. The final part was the definition of so called <text:span text:style-name="T29">assembly maps</text:span> with values in the controlled K-theory which factorize the usual Baum-Connes assembly map for groupoids. This allows to establish strongest results in Coarse Geometry , e.g. one can show that the controlled Coarse Baum-Connes conjecture holds for any metric space which admits a fibered coarse embedding into a Hilbert space. H. Oyono-Oyono and G. Yu obtained a similar statement using controlled K-theory for spaces which admits a Coarse embedding into a Hilbert space, which is a stronger condition to fulfill.</text:p>
      <text:p text:style-name="P6"/>
      <text:p text:style-name="P3"><text:span text:style-name="T56">Applying these techniques further, I was able, in a collaboration with Christian </text:span><text:span text:style-name="T59">B</text:span><text:span text:style-name="Strong_20_Emphasis"><text:span text:style-name="T63">ö</text:span></text:span><text:span text:style-name="T56">nicke, to prove , under suitable conditions, that some C*-algebras associated to groupoids satisfy the </text:span><text:span text:style-name="T59">K</text:span><text:span text:style-name="Strong_20_Emphasis"><text:span text:style-name="T59">ü</text:span></text:span><text:span text:style-name="T56">nneth formula, an important formula in operator K-theory. One of the only known result in this domain is that a-T-menable groupoids (e.g. groupoids corresponding to amenable </text:span><text:span text:style-name="T57">topological </text:span><text:span text:style-name="T56">actions </text:span><text:span text:style-name="T57">of discrete groups</text:span><text:span text:style-name="T56">) have their C*-algebras which satisf</text:span><text:span text:style-name="T57">y</text:span><text:span text:style-name="T56"> the </text:span><text:span text:style-name="T59">K</text:span><text:span text:style-name="Strong_20_Emphasis"><text:span text:style-name="T59">ü</text:span></text:span><text:span text:style-name="T56">nneth formula. This work contains two ingredients, an extension of the Going-Down principle to </text:span><text:span text:style-name="T60">é</text:span><text:span text:style-name="T61">tale </text:span><text:span text:style-name="T56">groupoids, and application of controlled K-theory. The last step was inspired by a coarse geometric notion, </text:span><text:span text:style-name="T62">finite decomposition complexity</text:span><text:span text:style-name="T56">, which, once translated in the setting of groupoids, gave a stability result for the </text:span><text:span text:style-name="T59">K</text:span><text:span text:style-name="Strong_20_Emphasis"><text:span text:style-name="T59">ü</text:span></text:span><text:span text:style-name="T56">nneth formula. This gives an interesting example of a reduced C*-algebra of a </text:span><text:span text:style-name="T58">non a-T-menable </text:span><text:span text:style-name="T56">groupoid wh</text:span><text:span text:style-name="T58">ose C*-algebra</text:span><text:span text:style-name="T56"> satisfies the </text:span><text:span text:style-name="T59">K</text:span><text:span text:style-name="Strong_20_Emphasis"><text:span text:style-name="T59">ü</text:span></text:span><text:span text:style-name="T56">nneth formula.</text:span></text:p>
      <text:p text:style-name="P6"/>
      <text:p text:style-name="P6">Other applications are very natural to prove once one has the power of this formalism, including a controlled Künneth formula for the K-theory of the reduced C*-algebra of ample groupoids. The highlights of the controlled versions of classical properties such as satisfying the Baum-Connes conjecture or the Künneth formula are that these are more stable. The idea behind this line of thought is to use a weak type of decomposition of groupoids which could be seen as a groupoid version of <text:span text:style-name="T29">decomposition complexity</text:span>, <text:span text:style-name="T50">a metric property, </text:span>and is related to the notion of dynamic asymptotic dimension, developed recently by Pr. Rufus Willett, Pr. Erik Guentner and Pr. Yu. This <text:span text:style-name="T50">is </text:span>work i<text:span text:style-name="T50">n progress that could lead to new examples for the Baum-Connes conjecture.</text:span></text:p>
      <text:p text:style-name="P6"/>
      <text:p text:style-name="P6">The most recent work was the definition and study of property T for top<text:span text:style-name="T50">o</text:span>logical groupoids. This work is a collaboration with Rufus Willett. <text:span text:style-name="T50">Following previous work of Willett and Yu, we extended the notion of Property T to encompass group and Geometric Property T, while now being applicable to topological dynamics. We used it to give obstructions to some C*-algebras to possess approximation properties similar to </text:span><text:span text:style-name="T30">nuclearity </text:span><text:span text:style-name="T25">or </text:span><text:span text:style-name="T30">exactness</text:span><text:span text:style-name="T50">. </text:span></text:p>
      <text:p text:style-name="P6"/>
      <text:p text:style-name="P6">All of my <text:span text:style-name="T33">written </text:span>work has been submitted for publication. My future research plans are aimed at developing ideas coming from Coarse Geometry to topological groupoids, in order to find new applications, not only in Coarse Geometry but in other groupoid related areas, such as foliations or group actions. I would also like to explore controlled K-theory for filtered Banach algebras, in order to tackle non-C*-completions of Roe algebras or of groupoid convolution algebras. This would be a start towards an Oka principle applied to Coarse Spaces. </text:p>
      <text:p text:style-name="P6"/>
      <text:p text:style-name="P6">Beyond my research, I had a wide range of teaching experiences. I have been a teaching assistant for <text:soft-page-break/>undergraduate students for <text:span text:style-name="T51">six</text:span> years in very different areas : from data analysis and linear models to algebra, arithmetic and analysis. I also taught practical computing sessions on machine learning. As I graduated from an engineering school before turning to fundamental mathematics, I can teach applied as well as fundamental mathematics, and I am very sensitive about applications of science. It could be a real asset for your department, and I <text:span text:style-name="T51">am dedicated to my students</text:span>. </text:p>
      <text:p text:style-name="P6"/>
      <text:p text:style-name="P6">Finally, I would like to mention that I was organizer of the PhD and Postdocs Students seminar of the department of mathematics of the University of Lorraine, <text:span text:style-name="T52">and now co-organizer of the Noncommutative Geometry Seminar</text:span>. In my opinion, social life and interactions with other research fields are very crucial aspects of research. I invited researchers from various fields, from Statistics to Quantum groups, and from other laboratories. <text:span text:style-name="T52">We are also giving regular talks to graduate students and faculty. The schedule, notes and some posts are available on a blog that I maintain. </text:span>If I was given the opportunity, <text:s/>I would pursue in my future career. </text:p>
      <text:p text:style-name="P6"/>
      <text:p text:style-name="P6">Enclosed are my curriculum vitae, publication record and research statement. Please do not hesitate to contact me if further information is needed. </text:p>
      <text:p text:style-name="P7"/>
      <text:p text:style-name="P7"><text:span text:style-name="T53">Sincerely</text:span>,</text:p>
      <text:p text:style-name="P8">Clément Dell’Ai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StarSymbol2" svg:font-family="StarSymbol" style:font-adornments="Normal" style:font-pitch="variable" style:font-charset="x-symbol"/>
    <style:font-face style:name="Albany" svg:font-family="Albany"/>
    <style:font-face style:name="sans-serif" svg:font-family="sans-serif"/>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family="Thorndale" style:font-style-name="Regular" style:font-family-generic="roman" style:font-pitch="variable" fo:font-size="10pt" fo:letter-spacing="0.0016in"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next-style-name="Signature" style:class="text">
      <style:paragraph-properties fo:margin-left="3.3465in" fo:margin-right="0in" fo:margin-top="0.248in" fo:margin-bottom="0.5827in" loext:contextual-spacing="false" fo:text-indent="0in" style:auto-text-indent="false" fo:keep-with-next="always"/>
      <style:text-properties fo:font-size="10pt"/>
    </style:style>
    <style:style style:name="Signature" style:family="paragraph" style:parent-style-name="Standard" style:next-style-name="Standard" style:class="text">
      <style:paragraph-properties fo:margin-left="3.3465in" fo:margin-right="0in" fo:text-indent="0in" style:auto-text-indent="false" fo:keep-with-next="alway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fo:font-family="Thorndale" style:font-family-generic="roman" style:font-pitch="variable"/>
    </style:style>
    <style:style style:name="Numbering_20_1_20_Start" style:display-name="Numbering 1 Start" style:family="paragraph" style:parent-style-name="List" style:class="list">
      <style:paragraph-properties fo:margin-left="0.1965in" fo:margin-right="0in" fo:margin-top="0.1665in" fo:margin-bottom="0.0835in" loext:contextual-spacing="false"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loext:contextual-spacing="false"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loext:contextual-spacing="false"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loext:contextual-spacing="false" fo:text-indent="0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loext:contextual-spacing="false" fo:text-indent="-0.1965in" style:auto-text-indent="false"/>
    </style:style>
    <style:style style:name="Numbering_20_2" style:display-name="Numbering 2" style:family="paragraph" style:parent-style-name="List" style:class="list">
      <style:paragraph-properties fo:margin-left="0.3929in" fo:margin-right="0in" fo:margin-top="0in" fo:margin-bottom="0.0835in" loext:contextual-spacing="false" fo:text-indent="-0.1965in" style:auto-text-indent="false"/>
    </style:style>
    <style:style style:name="Numbering_20_2_20_End" style:display-name="Numbering 2 End" style:family="paragraph" style:parent-style-name="List" style:class="list">
      <style:paragraph-properties fo:margin-left="0.3929in" fo:margin-right="0in" fo:margin-top="0in" fo:margin-bottom="0.1665in" loext:contextual-spacing="false" fo:text-indent="-0.1965in" style:auto-text-indent="false"/>
    </style:style>
    <style:style style:name="Numbering_20_2_20_Cont." style:display-name="Numbering 2 Cont." style:family="paragraph" style:parent-style-name="List" style:class="list">
      <style:paragraph-properties fo:margin-left="0.3929in" fo:margin-right="0in" fo:margin-top="0in" fo:margin-bottom="0.0835in" loext:contextual-spacing="false"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loext:contextual-spacing="false" fo:text-indent="-0.1965in" style:auto-text-indent="false"/>
    </style:style>
    <style:style style:name="Numbering_20_3" style:display-name="Numbering 3" style:family="paragraph" style:parent-style-name="List" style:class="list">
      <style:paragraph-properties fo:margin-left="0.5898in" fo:margin-right="0in" fo:margin-top="0in" fo:margin-bottom="0.0835in" loext:contextual-spacing="false" fo:text-indent="-0.1965in" style:auto-text-indent="false"/>
    </style:style>
    <style:style style:name="Numbering_20_3_20_End" style:display-name="Numbering 3 End" style:family="paragraph" style:parent-style-name="List" style:class="list">
      <style:paragraph-properties fo:margin-left="0.5898in" fo:margin-right="0in" fo:margin-top="0in" fo:margin-bottom="0.1665in" loext:contextual-spacing="false" fo:text-indent="-0.1965in" style:auto-text-indent="false"/>
    </style:style>
    <style:style style:name="Numbering_20_3_20_Cont." style:display-name="Numbering 3 Cont." style:family="paragraph" style:parent-style-name="List" style:class="list">
      <style:paragraph-properties fo:margin-left="0.5898in" fo:margin-right="0in" fo:margin-top="0in" fo:margin-bottom="0.0835in" loext:contextual-spacing="false" fo:text-indent="0in" style:auto-text-indent="false"/>
    </style:style>
    <style:style style:name="Numbering_20_4_20_Start" style:display-name="Numbering 4 Start" style:family="paragraph" style:parent-style-name="List" style:class="list">
      <style:paragraph-properties fo:margin-left="0.7862in" fo:margin-right="0in" fo:margin-top="0.1665in" fo:margin-bottom="0.0835in" loext:contextual-spacing="false" fo:text-indent="-0.1965in" style:auto-text-indent="false"/>
    </style:style>
    <style:style style:name="Numbering_20_4" style:display-name="Numbering 4" style:family="paragraph" style:parent-style-name="List" style:class="list">
      <style:paragraph-properties fo:margin-left="0.7862in" fo:margin-right="0in" fo:margin-top="0in" fo:margin-bottom="0.0835in" loext:contextual-spacing="false" fo:text-indent="-0.1965in" style:auto-text-indent="false"/>
    </style:style>
    <style:style style:name="Numbering_20_4_20_End" style:display-name="Numbering 4 End" style:family="paragraph" style:parent-style-name="List" style:class="list">
      <style:paragraph-properties fo:margin-left="0.7862in" fo:margin-right="0in" fo:margin-top="0in" fo:margin-bottom="0.1665in" loext:contextual-spacing="false" fo:text-indent="-0.1965in" style:auto-text-indent="false"/>
    </style:style>
    <style:style style:name="Numbering_20_4_20_Cont." style:display-name="Numbering 4 Cont." style:family="paragraph" style:parent-style-name="List" style:class="list">
      <style:paragraph-properties fo:margin-left="0.7862in" fo:margin-right="0in" fo:margin-top="0in" fo:margin-bottom="0.0835in" loext:contextual-spacing="false" fo:text-indent="0in" style:auto-text-indent="false"/>
    </style:style>
    <style:style style:name="Numbering_20_5_20_Start" style:display-name="Numbering 5 Start" style:family="paragraph" style:parent-style-name="List" style:class="list">
      <style:paragraph-properties fo:margin-left="0.9827in" fo:margin-right="0in" fo:margin-top="0.1665in" fo:margin-bottom="0.0835in" loext:contextual-spacing="false" fo:text-indent="-0.1965in" style:auto-text-indent="false"/>
    </style:style>
    <style:style style:name="Numbering_20_5" style:display-name="Numbering 5" style:family="paragraph" style:parent-style-name="List" style:class="list">
      <style:paragraph-properties fo:margin-left="0.9827in" fo:margin-right="0in" fo:margin-top="0in" fo:margin-bottom="0.0835in" loext:contextual-spacing="false" fo:text-indent="-0.1965in" style:auto-text-indent="false"/>
    </style:style>
    <style:style style:name="Numbering_20_5_20_End" style:display-name="Numbering 5 End" style:family="paragraph" style:parent-style-name="List" style:class="list">
      <style:paragraph-properties fo:margin-left="0.9827in" fo:margin-right="0in" fo:margin-top="0in" fo:margin-bottom="0.1665in" loext:contextual-spacing="false" fo:text-indent="-0.1965in" style:auto-text-indent="false"/>
    </style:style>
    <style:style style:name="Numbering_20_5_20_Cont." style:display-name="Numbering 5 Cont." style:family="paragraph" style:parent-style-name="List" style:class="list">
      <style:paragraph-properties fo:margin-left="0.9827in" fo:margin-right="0in" fo:margin-top="0in" fo:margin-bottom="0.0835in" loext:contextual-spacing="false"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loext:contextual-spacing="false" fo:text-indent="-0.1965in" style:auto-text-indent="false"/>
    </style:style>
    <style:style style:name="List_20_1" style:display-name="List 1" style:family="paragraph" style:parent-style-name="List" style:class="list">
      <style:paragraph-properties fo:margin-left="0.1965in" fo:margin-right="0in" fo:margin-top="0in" fo:margin-bottom="0.0835in" loext:contextual-spacing="false"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loext:contextual-spacing="false"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loext:contextual-spacing="false"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loext:contextual-spacing="false" fo:text-indent="-0.1965in" style:auto-text-indent="false"/>
    </style:style>
    <style:style style:name="List_20_2" style:display-name="List 2" style:family="paragraph" style:parent-style-name="List" style:class="list">
      <style:paragraph-properties fo:margin-left="0.3929in" fo:margin-right="0in" fo:margin-top="0in" fo:margin-bottom="0.0835in" loext:contextual-spacing="false" fo:text-indent="-0.1965in" style:auto-text-indent="false"/>
    </style:style>
    <style:style style:name="List_20_2_20_End" style:display-name="List 2 End" style:family="paragraph" style:parent-style-name="List" style:class="list">
      <style:paragraph-properties fo:margin-left="0.3929in" fo:margin-right="0in" fo:margin-top="0in" fo:margin-bottom="0.1665in" loext:contextual-spacing="false" fo:text-indent="-0.1965in" style:auto-text-indent="false"/>
    </style:style>
    <style:style style:name="List_20_2_20_Cont." style:display-name="List 2 Cont." style:family="paragraph" style:parent-style-name="List" style:class="list">
      <style:paragraph-properties fo:margin-left="0.3929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loext:contextual-spacing="false" fo:text-indent="-0.1965in" style:auto-text-indent="false"/>
    </style:style>
    <style:style style:name="List_20_3" style:display-name="List 3" style:family="paragraph" style:parent-style-name="List" style:class="list">
      <style:paragraph-properties fo:margin-left="0.5898in" fo:margin-right="0in" fo:margin-top="0in" fo:margin-bottom="0.0835in" loext:contextual-spacing="false"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loext:contextual-spacing="false" fo:text-indent="-0.1965in" style:auto-text-indent="false"/>
    </style:style>
    <style:style style:name="List_20_3_20_Cont." style:display-name="List 3 Cont." style:family="paragraph" style:parent-style-name="List" style:class="list">
      <style:paragraph-properties fo:margin-left="0.5898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0.7862in" fo:margin-right="0in" fo:margin-top="0.1665in" fo:margin-bottom="0.0835in" loext:contextual-spacing="false" fo:text-indent="-0.1965in" style:auto-text-indent="false"/>
    </style:style>
    <style:style style:name="List_20_4" style:display-name="List 4" style:family="paragraph" style:parent-style-name="List" style:class="list">
      <style:paragraph-properties fo:margin-left="0.7862in" fo:margin-right="0in" fo:margin-top="0in" fo:margin-bottom="0.0835in" loext:contextual-spacing="false" fo:text-indent="-0.1965in" style:auto-text-indent="false"/>
    </style:style>
    <style:style style:name="List_20_4_20_End" style:display-name="List 4 End" style:family="paragraph" style:parent-style-name="List" style:class="list">
      <style:paragraph-properties fo:margin-left="0.7862in" fo:margin-right="0in" fo:margin-top="0in" fo:margin-bottom="0.1665in" loext:contextual-spacing="false" fo:text-indent="-0.1965in" style:auto-text-indent="false"/>
    </style:style>
    <style:style style:name="List_20_4_20_Cont." style:display-name="List 4 Cont." style:family="paragraph" style:parent-style-name="List" style:class="list">
      <style:paragraph-properties fo:margin-left="0.7862in" fo:margin-right="0in" fo:margin-top="0in" fo:margin-bottom="0.0835in" loext:contextual-spacing="false" fo:text-indent="0in" style:auto-text-indent="false"/>
    </style:style>
    <style:style style:name="List_20_5_20_Start" style:display-name="List 5 Start" style:family="paragraph" style:parent-style-name="List" style:class="list">
      <style:paragraph-properties fo:margin-left="0.9827in" fo:margin-right="0in" fo:margin-top="0.1665in" fo:margin-bottom="0.0835in" loext:contextual-spacing="false" fo:text-indent="-0.1965in" style:auto-text-indent="false"/>
    </style:style>
    <style:style style:name="List_20_5" style:display-name="List 5" style:family="paragraph" style:parent-style-name="List" style:class="list">
      <style:paragraph-properties fo:margin-left="0.9827in" fo:margin-right="0in" fo:margin-top="0in" fo:margin-bottom="0.0835in" loext:contextual-spacing="false" fo:text-indent="-0.1965in" style:auto-text-indent="false"/>
    </style:style>
    <style:style style:name="List_20_5_20_End" style:display-name="List 5 End" style:family="paragraph" style:parent-style-name="List" style:class="list">
      <style:paragraph-properties fo:margin-left="0.9827in" fo:margin-right="0in" fo:margin-top="0in" fo:margin-bottom="0.1665in" loext:contextual-spacing="false" fo:text-indent="-0.1965in" style:auto-text-indent="false"/>
    </style:style>
    <style:style style:name="List_20_5_20_Cont." style:display-name="List 5 Cont." style:family="paragraph" style:parent-style-name="List" style:class="list">
      <style:paragraph-properties fo:margin-left="0.9827in" fo:margin-right="0in" fo:margin-top="0in" fo:margin-bottom="0.0835in" loext:contextual-spacing="false" fo:text-indent="0in" style:auto-text-indent="false"/>
    </style:style>
    <style:style style:name="Header" style:family="paragraph" style:parent-style-name="Heading" style:class="extra">
      <loext:graphic-properties draw:fill="none" draw:fill-color="#99ccff"/>
      <style:paragraph-properties fo:text-align="center" style:justify-single-word="false" fo:background-color="transparent" fo:padding="0.0591in" fo:border-left="none" fo:border-right="none" fo:border-top="none" fo:border-bottom="0.06pt solid #000000">
        <style:tab-stops>
          <style:tab-stop style:position="3.3457in" style:type="center"/>
          <style:tab-stop style:position="6.6925in" style:type="right"/>
        </style:tab-stops>
      </style:paragraph-properties>
      <style:text-properties style:font-name="Thorndale2" fo:font-family="Thorndale" style:font-style-name="Bold" style:font-family-generic="roman" style:font-pitch="variable" fo:font-size="14pt" fo:letter-spacing="0.0055in" fo:font-weight="bold"/>
    </style:style>
    <style:style style:name="Header_20_left" style:display-name="Header left" style:family="paragraph" style:parent-style-name="Standard" style:class="extra">
      <style:paragraph-properties fo:margin-top="0.752in" fo:margin-bottom="0in" loext:contextual-spacing="false"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3.3465in" style:type="center"/>
          <style:tab-stop style:position="6.6937in" style:type="right"/>
        </style:tab-stops>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loext:contextual-spacing="false" text:number-lines="false" text:line-number="0"/>
      <style:text-properties style:font-name="Thorndale" fo:font-family="Thorndale" style:font-family-generic="roman" style:font-pitch="variab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0417in" loext:contextual-spacing="false"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ate" style:family="paragraph" style:parent-style-name="Standard">
      <style:paragraph-properties fo:margin-left="3.3465in" fo:margin-right="0in" fo:margin-top="0in" fo:margin-bottom="0.5in" loext:contextual-spacing="false" fo:text-align="end" style:justify-single-word="false" fo:text-indent="0in" style:auto-text-indent="false"/>
    </style:style>
    <style:style style:name="Opening" style:family="paragraph" style:parent-style-name="Standard" style:next-style-name="Subject">
      <style:paragraph-properties fo:margin-top="0.3307in" fo:margin-bottom="0.3307in" loext:contextual-spacing="false"/>
    </style:style>
    <style:style style:name="Subject" style:family="paragraph" style:parent-style-name="Standard" style:next-style-name="Text_20_body">
      <style:paragraph-properties fo:margin-top="0.248in" fo:margin-bottom="0.248in" loext:contextual-spacing="false"/>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1.6598in" fo:margin-left="0in" fo:margin-right="0in" fo:margin-bottom="0.1598in" fo:background-color="transparent" style:dynamic-spacing="false" draw:fill="none" draw:fill-color="#99ccff"/>
      </style:header-style>
      <style:footer-style/>
    </style:page-layout>
    <style:page-layout style:name="Mpm3" style:page-usage="lef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Standard"/>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1$Linux_X86_64 LibreOffice_project/00$Build-1</meta:generator>
    <dc:title>Letter Template</dc:title>
    <dc:description>Elegant business letter in serif style. Template created via Letter Wizard on 03/13/19.</dc:description>
    <meta:creation-date>2019-03-13T10:15:48.289739456</meta:creation-date>
    <dc:language>en-US</dc:language>
    <meta:editing-cycles>45</meta:editing-cycles>
    <meta:editing-duration>PT1H46M29S</meta:editing-duration>
    <dc:date>2019-11-20T13:10:08.120230161</dc:date>
    <meta:print-date>2019-11-13T12:15:20.066048087</meta:print-date>
    <meta:document-statistic meta:table-count="0" meta:image-count="0" meta:object-count="0" meta:page-count="3" meta:paragraph-count="21" meta:word-count="1253" meta:character-count="7974" meta:non-whitespace-character-count="6730"/>
    <meta:user-defined meta:name="Info 0"/>
    <meta:user-defined meta:name="Info 1"/>
    <meta:user-defined meta:name="Info 2"/>
    <meta:user-defined meta:name="Info 3"/>
    <meta:template xlink:type="simple" xlink:actuate="onRequest" xlink:title="Letter Template" xlink:href="../../../Templates/myLetterTemplate.ott" meta:date="2019-03-13T10:15:47.711571975"/>
  </office:meta>
</office:document-meta>
</file>